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2" style:family="table-cell">
      <style:table-cell-properties fo:border-bottom="0.0007in solid #000000" fo:border-right="none" fo:padding="0.0382in" fo:border-left="none" fo:border-top="none"/>
    </style:style>
    <style:style style:name="Table1.G12" style:family="table-cell">
      <style:table-cell-properties fo:border-bottom="0.0007in solid #0047ff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Table3.B4" style:family="table-cell">
      <style:table-cell-properties fo:border="0.0007in solid #000000" fo:padding="0.0382in"/>
    </style:style>
    <style:style style:name="Table3.D14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Table_20_Contents" style:family="paragraph">
      <style:text-properties fo:color="#000000"/>
    </style:style>
    <style:style style:name="P13" style:parent-style-name="Table_20_Contents" style:family="paragraph">
      <style:text-properties fo:font-weight="bold" style:font-weight-complex="bold" fo:color="#000000" style:font-weight-asian="bold"/>
    </style:style>
    <style:style style:name="P14" style:parent-style-name="Table_20_Contents" style:family="paragraph">
      <style:paragraph-properties style:justify-single-word="false" fo:text-align="center"/>
      <style:text-properties fo:color="#000000"/>
    </style:style>
    <style:style style:name="T1" style:family="text">
      <style:text-properties fo:color="#000000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asa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3">
data ordine
</text:p>
          </table:table-cell>
          <table:table-cell office:value-type="string" table:style-name="Table1.A1">
            <text:p text:style-name="P13">
n. ordine
</text:p>
          </table:table-cell>
          <table:table-cell office:value-type="string" table:style-name="Table1.A1">
            <text:p text:style-name="P13">
job nr.
</text:p>
          </table:table-cell>
          <table:table-cell office:value-type="string" table:number-columns-spanned="4" table:style-name="Table1.A1">
            <text:p text:style-name="P13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9/02/2010
</text:p>
          </table:table-cell>
          <table:table-cell office:value-type="string" table:style-name="Table1.A11">
            <text:p text:style-name="Table_20_Contents">
004/2010
</text:p>
          </table:table-cell>
          <table:table-cell office:value-type="string" table:style-name="Table1.A11">
            <text:p text:style-name="Table_20_Contents">
015/2010
</text:p>
          </table:table-cell>
          <table:table-cell office:value-type="string" table:number-columns-spanned="4" table:style-name="Table1.D11">
            <text:p text:style-name="Table_20_Contents">
a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3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.000  ABC  /Cad.
</text:p>
          </table:table-cell>
          <table:table-cell office:value-type="string" table:style-name="Table2.B2">
            <text:p text:style-name="P7">
€10.500,00
</text:p>
          </table:table-cell>
        </table:table-row>
        <table:table-row>
          <table:table-cell office:value-type="string" table:style-name="Table2.A4">
            <text:p text:style-name="P11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<text:span text:style-name="T1">
totale imponibile
</text:span>
</text:p>
          </table:table-cell>
          <table:table-cell office:value-type="string" table:style-name="Table3.F2">
            <text:p text:style-name="P7">
<text:span text:style-name="Strong Emphasis">€10.50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mod. pagamento
</text:p>
          </table:table-cell>
          <table:table-cell office:value-type="string" table:number-columns-spanned="4" table:style-name="Table3.B4">
            <text:p text:style-name="Table_20_Contents">
30 giorn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consegna
</text:p>
          </table:table-cell>
          <table:table-cell office:value-type="string" table:number-columns-spanned="4" table:style-name="Table3.F3">
            <text:p text:style-name="Table_20_Contents">
as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12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4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05:43</dc:date>
    <meta:editing-cycles>258</meta:editing-cycles>
    <meta:editing-duration>PT10H38M02S</meta:editing-duration>
    <meta:document-statistic meta:table-count="3" meta:image-count="4" meta:object-count="0" meta:page-count="1" meta:paragraph-count="44" meta:word-count="74" meta:character-count="913"/>
    <meta:user-defined meta:name="Info 1"/>
    <meta:user-defined meta:name="Info 2"/>
    <meta:user-defined meta:name="Info 3"/>
    <meta:user-defined meta:name="Info 4"/>
  </office:meta>
</office:document-meta>
</file>